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CJK SC1" svg:font-family="'Noto Sans CJK SC'" style:font-pitch="variable"/>
    <style:font-face style:name="Liberation Serif" svg:font-family="'Liberation Serif', 'Times New Roman'" style:font-family-generic="roman" style:font-pitch="variable"/>
    <style:font-face style:name="Open Sans Regular" svg:font-family="'Open Sans Regular', 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2965in"/>
    </style:style>
    <style:style style:name="ro1" style:family="table-row">
      <style:table-row-properties style:row-height="0.178in" fo:break-before="auto" style:use-optimal-row-height="true"/>
    </style:style>
    <style:style style:name="ro2" style:family="table-row">
      <style:table-row-properties style:row-height="0.1835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444444" style:text-outline="false" style:text-line-through-style="none" style:text-line-through-type="none" style:font-name="Open Sans Regular" fo:font-size="10.5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Open Sans Regular"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444444" style:text-outline="false" style:text-line-through-style="none" style:text-line-through-type="none" style:font-name="Open Sans Regular" fo:font-size="10.5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Open Sans Regular"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color="#444444" style:text-outline="false" style:text-line-through-style="none" style:text-line-through-type="none" style:font-name="Open Sans Regular" fo:font-size="10.5pt" fo:language="en" fo:country="US" fo:font-style="normal" fo:text-shadow="none" style:text-underline-style="none" fo:font-weight="normal" style:text-underline-mode="continuous" style:text-overline-mode="continuous" style:text-line-through-mode="continuous" style:font-name-asian="Open Sans Regular" style:font-size-asian="12pt" style:language-asian="zh" style:country-asian="CN" style:font-style-asian="normal" style:font-weight-asian="normal" style:font-name-complex="Open Sans Regular"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ff"/>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properties style:use-window-font-color="true" style:text-outline="false" style:text-line-through-style="none" style:text-line-through-type="none" style:font-name="Liberation Serif" fo:language="en" fo:country="US" fo:text-shadow="none" style:text-underline-style="none" style:text-underline-mode="continuous" style:text-overline-mode="continuous" style:text-line-through-mode="continuous" style:font-name-asian="Noto Sans CJK SC1" style:font-size-asian="12pt" style:language-asian="zh" style:country-asian="CN" style:font-style-asian="normal" style:font-weight-asian="normal" style:font-name-complex="Liberation Serif" style:font-size-complex="12pt" style:language-complex="hi" style:country-complex="IN" style:font-weight-complex="normal" style:text-emphasize="none" style:font-relief="none" style:text-overline-style="none" style:text-overline-color="font-color"/>
    </style:style>
    <style:style style:name="T1" style:family="text">
      <style:text-properties fo:color="#444444" fo:font-size="10.5pt" fo:font-weight="normal" fo:font-style="normal" style:letter-kerning="true" fo:letter-spacing="normal" fo:language="en" fo:country="US" style:language-asian="zh" style:country-asian="CN" style:language-complex="hi" style:country-complex="IN" style:font-name-asian="Noto Sans CJK SC" style:font-size-asian="12pt" style:font-size-complex="12pt"/>
    </style:style>
    <style:style style:name="T2" style:family="text">
      <style:text-properties fo:color="#444444" fo:font-size="10.5pt" fo:font-weight="normal" fo:font-style="normal" style:letter-kerning="true" fo:letter-spacing="normal" fo:language="en" fo:country="US" style:language-asian="zh" style:country-asian="CN" style:language-complex="hi" style:country-complex="IN" style:font-size-asian="12pt" style:font-size-complex="12pt"/>
    </style:style>
    <style:style style:name="T3" style:family="text">
      <style:text-properties fo:color="#444444" fo:font-size="10.5pt" fo:font-weight="normal" fo:font-style="normal" style:letter-kerning="true" fo:letter-spacing="normal" fo:language="en" fo:country="US" style:language-asian="zh" style:country-asian="CN" style:language-complex="hi" style:country-complex="IN" style:font-size-asian="12pt" style:font-size-complex="12pt" style:font-name-asian="Noto Sans CJK SC"/>
    </style:style>
    <style:style style:name="T4" style:family="text">
      <style:text-properties style:use-window-font-color="true" fo:font-size="10.5pt" fo:font-weight="bold" fo:font-style="italic" style:letter-kerning="true" fo:language="en" fo:country="US" style:language-asian="zh" style:country-asian="CN" style:language-complex="hi" style:country-complex="IN" style:font-name-asian="Noto Sans CJK SC" style:font-size-asian="12pt" style:font-size-complex="12pt" style:font-style-complex="italic"/>
    </style:style>
    <style:style style:name="T5" style:family="text">
      <style:text-properties style:use-window-font-color="true" style:letter-kerning="true" fo:language="en" fo:country="US" style:language-asian="zh" style:country-asian="CN" style:language-complex="hi" style:country-complex="IN" style:font-name-asian="Noto Sans CJK SC" style:font-size-asian="12pt" style:font-size-complex="12pt" fo:font-size="12pt"/>
    </style:style>
    <style:style style:name="T6" style:family="text">
      <style:text-properties style:use-window-font-color="true" style:letter-kerning="true" fo:language="en" fo:country="US" style:language-asian="zh" style:country-asian="CN" style:language-complex="hi" style:country-complex="IN" style:font-name-asian="Noto Sans CJK SC" style:font-size-asian="12pt" style:font-size-complex="12pt" fo:font-size="10.5pt" fo:font-weight="bold" fo:font-style="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row table:style-name="ro1">
          <table:table-cell office:value-type="string" calcext:value-type="string">
            <text:p>No</text:p>
          </table:table-cell>
          <table:table-cell office:value-type="string" calcext:value-type="string">
            <text:p>Terms</text:p>
          </table:table-cell>
          <table:table-cell office:value-type="string" calcext:value-type="string">
            <text:p>Class</text:p>
          </table:table-cell>
        </table:table-row>
        <table:table-row table:style-name="ro2">
          <table:table-cell office:value-type="float" office:value="1" calcext:value-type="float">
            <text:p>1</text:p>
          </table:table-cell>
          <table:table-cell table:style-name="ce1" office:value-type="string" calcext:value-type="string">
            <text:p>The EasyEMI Scheme is open to select HDFC Bank credit card holders holding a valid HDFC Bank credit card issued in India. EasyEMI option is not available on select Corporate Credit Cards, Purchase &amp; Commercial credit cards. EasyEMI transactions done on Credit Card products where the EasyEMI option is not available shall be debited to the card account in full.</text:p>
          </table:table-cell>
          <table:table-cell office:value-type="float" office:value="0" calcext:value-type="float">
            <text:p>0</text:p>
          </table:table-cell>
        </table:table-row>
        <table:table-row table:style-name="ro2">
          <table:table-cell office:value-type="float" office:value="2" calcext:value-type="float">
            <text:p>2</text:p>
          </table:table-cell>
          <table:table-cell table:style-name="ce1" office:value-type="string" calcext:value-type="string">
            <text:p>EasyEMI is not valid at Jewellery merchants or at merchants classified under Jewellery related Merchant Category Codes (MCCs) by Acquiring Banks. HDFC Bank will not be liable to convert any transaction done at such merchants and any such conversion request will be rejected in compliance to regulatory guidelines.</text:p>
          </table:table-cell>
          <table:table-cell office:value-type="float" office:value="0" calcext:value-type="float">
            <text:p>0</text:p>
          </table:table-cell>
        </table:table-row>
        <table:table-row table:style-name="ro2">
          <table:table-cell office:value-type="float" office:value="3" calcext:value-type="float">
            <text:p>3</text:p>
          </table:table-cell>
          <table:table-cell table:style-name="ce1" office:value-type="string" calcext:value-type="string">
            <text:p>EasyEMI needs to be availed at the time of doing transaction at merchant outlet or merchant website. It is not a backend conversion process. In case of merchant websites offering HDFC Bank EasyEMI, ‘HDFC Bank’ EMI option &amp; required tenure needs to be selected on the payment page of merchant website. The Bank is not liable to or responsible for converting transactions wherein ‘HDFC Bank’ EMI option was not chosen by cardholder or in case of technical issues at merchant’s end in routing the transaction to the Bank as an EMI transaction.</text:p>
          </table:table-cell>
          <table:table-cell office:value-type="float" office:value="0" calcext:value-type="float">
            <text:p>0</text:p>
          </table:table-cell>
        </table:table-row>
        <table:table-row table:style-name="ro3">
          <table:table-cell office:value-type="float" office:value="4" calcext:value-type="float">
            <text:p>4</text:p>
          </table:table-cell>
          <table:table-cell table:style-name="ce2" office:value-type="string" calcext:value-type="string">
            <text:p><text:span text:style-name="T1">In </text:span><text:span text:style-name="T2">case of transactions done at physical outlets of merchants (POS transactions), please check with merchant on availability of EasyEMI facility BEFORE swiping your HDFC Bank Credit card. EasyEMI in POS transactions is valid only on swipe done on HDFC Bank/Plutus swipe machine. Please ensure that the intention to avail HDFC Bank EasyEMI along with the tenure option is communicated to merchant before swiping card. The chargeslip generated post swipe will indicate the EasyEMI tenure, Transaction Amount, Merchant Payback, Loan Amount, EasyEMI Finance Charges (% on reducing balance per annum) and EMI value. Please highlight to merchant immediately if the tenure is </text:span><text:span text:style-name="T3">n</text:span><text:span text:style-name="T2">ot appearing/wrongly appearing. HDFC Bank is not liable for erroneous swipes done by merchant eg. Sw</text:span><text:span text:style-name="T3">ipe done as regular transaction instead of swiping as EasyEMI transaction OR swipe done on other Bank swipe machine. The Bank is also not liable to or responsible for converting such erroneous transactions to EasyEMI transactions at the backend.</text:span></text:p>
          </table:table-cell>
          <table:table-cell office:value-type="float" office:value="0" calcext:value-type="float">
            <text:p>0</text:p>
          </table:table-cell>
        </table:table-row>
        <table:table-row table:style-name="ro2">
          <table:table-cell office:value-type="float" office:value="5" calcext:value-type="float">
            <text:p>5</text:p>
          </table:table-cell>
          <table:table-cell table:style-name="ce3" office:value-type="string" calcext:value-type="string">
            <text:p>In the event of a credit card being closed prior to all installments being charged, the amount outstanding against EasyEMI scheme may be charged as a consolidated transaction of the card member. HDFC Bank shall be entitled to demand immediate repayment of such consolidated outstanding amount.</text:p>
          </table:table-cell>
          <table:table-cell office:value-type="float" office:value="0" calcext:value-type="float">
            <text:p>0</text:p>
          </table:table-cell>
        </table:table-row>
        <table:table-row table:style-name="ro4">
          <table:table-cell office:value-type="float" office:value="6" calcext:value-type="float">
            <text:p>6</text:p>
          </table:table-cell>
          <table:table-cell table:style-name="ce4" office:value-type="string" calcext:value-type="string">
            <text:p>HDFC Bank shall send the transfer only to the Card number of the beneficiary. While the Bank may at its discretion obtain certain other details of the beneficiary like: Name, Address, Bank name etc. the Bank is in no way responsible to verify or authenticate the same.</text:p>
          </table:table-cell>
          <table:table-cell office:value-type="float" office:value="0" calcext:value-type="float">
            <text:p>0</text:p>
          </table:table-cell>
        </table:table-row>
        <table:table-row table:style-name="ro5">
          <table:table-cell office:value-type="float" office:value="7" calcext:value-type="float">
            <text:p>7</text:p>
          </table:table-cell>
          <table:table-cell table:style-name="ce5" office:value-type="string" calcext:value-type="string">
            <text:p><text:span text:style-name="T4">I am</text:span><text:span text:style-name="T5"> entirely responsible for providing the correct Card Number of the beneficiary. The Bank will process all transactions only on the basis of the information provided by </text:span><text:span text:style-name="T6">me</text:span><text:span text:style-name="T5">. The Bank will not be responsible for any erroneous credit, if an erroneous Card number is provided by </text:span><text:span text:style-name="T6">me</text:span><text:span text:style-name="T5">. The Bank will also not be responsible to reverse such a wrong transaction.</text:span></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I hereby agree that in the event of no salary credits in my Salary Account for any continuous three months, the Bank reserves the right to change the status of Salary Account to Savings Regular Account without any intimation to the account holder/me and the Terms &amp; Conditions as applicable to the HDFC Bank Savings Regular Account shall apply to this account from the date of change of status. The Terms &amp; Conditions and features applicable to Savings Regular Account are published on the website of the Bank.</text:p>
          </table:table-cell>
          <table:table-cell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I agree that, under normal circumstances, the bank has the liberty to close my account at any time by giving me at least 30 days notice. However, if the Average Monthly/ Quarterly Balance, is not maintained, the Bank reserves the right to close my account without giving any prior notice.</text:p>
          </table:table-cell>
          <table:table-cell office:value-type="float" office:value="0" calcext:value-type="float">
            <text:p>0</text:p>
          </table:table-cell>
        </table:table-row>
        <table:table-row table:style-name="ro1">
          <table:table-cell office:value-type="float" office:value="10" calcext:value-type="float">
            <text:p>10</text:p>
          </table:table-cell>
          <table:table-cell office:value-type="string" calcext:value-type="string">
            <text:p>I agree that I will maintain the minimum balance in my account as prescribed by the Bank from time to time.</text:p>
          </table:table-cell>
          <table:table-cell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I agree that the Bank will send me communications/letters etc. through courier/messenger/mail or through any other mode at its discretion and the Bank shall not be liable for any delay arising there from.</text:p>
          </table:table-cell>
          <table:table-cell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I agree that the Bank shall not be liable for any damages, losses (direct or indirect) whatsoever, due to disruption or non availability of any of services/facilities due to technical fault/error or any failure in telecommunication network or any error in any software or hardware systems beyond the control of the Bank</text:p>
          </table:table-cell>
          <table:table-cell office:value-type="float" office:value="0" calcext:value-type="float">
            <text:p>0</text:p>
          </table:table-cell>
        </table:table-row>
        <table:table-row table:style-name="ro1">
          <table:table-cell office:value-type="float" office:value="13" calcext:value-type="float">
            <text:p>13</text:p>
          </table:table-cell>
          <table:table-cell office:value-type="string" calcext:value-type="string">
            <text:p>I have no objections whatsoever to the billing company providing my billing details to the Bank.</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In case I notice that a wrong entry has been debited to my account for ATM transactions done by me, I would immediately raise the issue with the branch where my account is maintained (Account Branch). I understand that the Bank will investigate and revert to me with its findings and decision of the Bank shall be final and binding on me.</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I assume full responsibility for the security and confidentiality of my Mobile Phone/mobile phone number and mobile phone identification number to be used in initially gaining access to my account(s) through the use of my mobile phone.</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Risks: I hereby acknowledge that I am availing the Payment Instruction Services at my own risk.</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The Internet per se is susceptible to a number of frauds, misuse, hacking and other actions that could affect Payment Instructions / other instructions to the Bank. Whilst the Bank shall aim to provide security to prevent the same, there cannot be any guarantee from such Internet frauds, hacking and other actions that could affect Payment Instructions / other instructions to the Bank including result in delay or failure in processing the instructions. I shall separately evolve/ evaluate all risks arising out of the same and the Bank shall not be responsible for the same. </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I understand that doing a NetBanking transaction at a Cybercafe/shared computer terminal is risky and I shall not use the services of a cybercafe/shared computer terminal to do any NetBanking transactions. </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The technology for enabling the transfer of funds and the other services offered by the Bank could be affected by virus or other malicious, destructive or corrupting code, programme or macro. It may also be possible that the site of the Bank may require maintenance and during such time it may not be possible to process the request of the customers. This could result in delays in the processing of instructions or failure in the processing of instructions. I understand that the Bank disclaims all and any liability, whether direct or indirect, whether arising out of loss or profit or otherwise arising out of any failure or inability by the Bank to honour any customer instruction for whatsoever reason.</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Similarly, I agree that Bank may decide to call me in order to validate a transaction, in case I do not answer the call, the Bank shall at its discretion disallow that transaction.</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I understand that the calls made to me will be in English language.</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I understand that the Bank shall be bound to share the information provided by the customers if required by the Government bodies and Quasi Government bodies or judicial bodies based on authorized requests.</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I agree that the Bank is not responsible for, or liable for, any actions, claims, demands, losses, damages, costs, charges and expenses that a customer may suffer, sustain or incur.</text:p>
          </table:table-cell>
          <table:table-cell office:value-type="float" office:value="0" calcext:value-type="float">
            <text:p>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CJK SC1" svg:font-family="'Noto Sans CJK SC'" style:font-pitch="variable"/>
    <style:font-face style:name="Liberation Serif" svg:font-family="'Liberation Serif', 'Times New Roman'" style:font-family-generic="roman" style:font-pitch="variable"/>
    <style:font-face style:name="Open Sans Regular" svg:font-family="'Open Sans Regular', 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2">00/00/0000</text:date>, <text:time style:data-style-name="N2" text:time-value="20:10:47.3302726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3T21:26:22.398355924</meta:creation-date>
    <dc:date>2021-12-12T20:11:27.103392800</dc:date>
    <meta:editing-duration>PT18M4S</meta:editing-duration>
    <meta:editing-cycles>3</meta:editing-cycles>
    <meta:generator>LibreOffice/7.1.7.2$Linux_X86_64 LibreOffice_project/10$Build-2</meta:generator>
    <meta:document-statistic meta:table-count="1" meta:cell-count="72" meta:object-count="0"/>
  </office:meta>
</office:document-meta>
</file>